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9.604cm"/>
    </style:style>
    <style:style style:name="Tabla1.B" style:family="table-column">
      <style:table-column-properties style:column-width="1.508cm"/>
    </style:style>
    <style:style style:name="Tabla1.C" style:family="table-column">
      <style:table-column-properties style:column-width="1.376cm"/>
    </style:style>
    <style:style style:name="Tabla1.D" style:family="table-column">
      <style:table-column-properties style:column-width="2.805cm"/>
    </style:style>
    <style:style style:name="Tabla1.E" style:family="table-column">
      <style:table-column-properties style:column-width="1.72cm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9.604cm"/>
    </style:style>
    <style:style style:name="Tabla2.B" style:family="table-column">
      <style:table-column-properties style:column-width="1.508cm"/>
    </style:style>
    <style:style style:name="Tabla2.C" style:family="table-column">
      <style:table-column-properties style:column-width="1.376cm"/>
    </style:style>
    <style:style style:name="Tabla2.D" style:family="table-column">
      <style:table-column-properties style:column-width="2.805cm"/>
    </style:style>
    <style:style style:name="Tabla2.E" style:family="table-column">
      <style:table-column-properties style:column-width="1.72cm"/>
    </style:style>
    <style:style style:name="Tabla2.A1" style:family="table-cell">
      <style:table-cell-properties fo:padding="0cm" fo:border="none" style:writing-mode="page"/>
    </style:style>
    <style:style style:name="P1" style:family="paragraph" style:parent-style-name="Header">
      <style:text-properties officeooo:rsid="0007475a" officeooo:paragraph-rsid="0007475a"/>
    </style:style>
    <style:style style:name="P2" style:family="paragraph" style:parent-style-name="Standard">
      <style:text-properties officeooo:rsid="0007475a" officeooo:paragraph-rsid="0007475a"/>
    </style:style>
    <style:style style:name="P3" style:family="paragraph" style:parent-style-name="Standard">
      <style:text-properties style:font-name="Arial1" fo:font-style="normal" officeooo:rsid="000eafe3" officeooo:paragraph-rsid="0007475a" style:font-style-asian="normal" style:font-style-complex="normal"/>
    </style:style>
    <style:style style:name="P4" style:family="paragraph" style:parent-style-name="Standard">
      <style:text-properties style:font-name="Arial1" officeooo:rsid="006346f5" officeooo:paragraph-rsid="0007475a"/>
    </style:style>
    <style:style style:name="P5" style:family="paragraph" style:parent-style-name="Standard">
      <style:text-properties style:font-name="Arial1" officeooo:rsid="006318be" officeooo:paragraph-rsid="0007475a"/>
    </style:style>
    <style:style style:name="P6" style:family="paragraph" style:parent-style-name="Standard">
      <style:paragraph-properties fo:text-align="justify" style:justify-single-word="false"/>
      <style:text-properties style:font-name="Arial1" officeooo:rsid="000eafe3" officeooo:paragraph-rsid="0007475a"/>
    </style:style>
    <style:style style:name="P7" style:family="paragraph" style:parent-style-name="Standard">
      <style:text-properties style:font-name="Arial1" officeooo:rsid="000eafe3" officeooo:paragraph-rsid="0007475a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88c1b6" officeooo:paragraph-rsid="00136dd1"/>
    </style:style>
    <style:style style:name="P9" style:family="paragraph" style:parent-style-name="Standard">
      <style:text-properties style:font-name="Arial1" officeooo:rsid="0088c1b6" officeooo:paragraph-rsid="00136dd1"/>
    </style:style>
    <style:style style:name="P10" style:family="paragraph" style:parent-style-name="Text_20_body">
      <style:text-properties style:font-name="Arial1" officeooo:rsid="0088c1b6" officeooo:paragraph-rsid="00136dd1"/>
    </style:style>
    <style:style style:name="P11" style:family="paragraph" style:parent-style-name="Standard">
      <style:paragraph-properties fo:text-align="justify" style:justify-single-word="false"/>
      <style:text-properties style:font-name="Arial1" fo:font-weight="bold" officeooo:rsid="008f7045" officeooo:paragraph-rsid="00136dd1" style:font-weight-asian="bold" style:font-weight-complex="bold"/>
    </style:style>
    <style:style style:name="P12" style:family="paragraph" style:parent-style-name="Standard">
      <style:text-properties style:font-name="Arial1" fo:font-weight="bold" officeooo:rsid="008f7045" officeooo:paragraph-rsid="00136dd1" style:font-weight-asian="bold" style:font-weight-complex="bold"/>
    </style:style>
    <style:style style:name="P13" style:family="paragraph" style:parent-style-name="Text_20_body">
      <style:text-properties style:font-name="Arial1" fo:font-weight="bold" officeooo:rsid="008bab12" officeooo:paragraph-rsid="00136dd1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1" fo:font-weight="bold" officeooo:rsid="008d6eaa" officeooo:paragraph-rsid="00136dd1" style:font-weight-asian="bold" style:font-weight-complex="bold"/>
    </style:style>
    <style:style style:name="P15" style:family="paragraph" style:parent-style-name="Text_20_body">
      <style:text-properties style:font-name="Arial1" fo:font-weight="bold" officeooo:rsid="0088df82" officeooo:paragraph-rsid="00136dd1" style:font-weight-asian="bold" style:font-weight-complex="bold"/>
    </style:style>
    <style:style style:name="P16" style:family="paragraph" style:parent-style-name="Table_20_Contents">
      <style:text-properties style:font-name="Arial1" officeooo:rsid="008c7cf6" officeooo:paragraph-rsid="00136dd1"/>
    </style:style>
    <style:style style:name="P17" style:family="paragraph" style:parent-style-name="Table_20_Contents">
      <style:text-properties style:font-name="Arial1" officeooo:rsid="008d4cb0" officeooo:paragraph-rsid="00136dd1"/>
    </style:style>
    <style:style style:name="P18" style:family="paragraph" style:parent-style-name="Table_20_Contents">
      <style:text-properties style:font-name="Arial1" fo:font-size="12pt" officeooo:rsid="008c7cf6" officeooo:paragraph-rsid="00136dd1" style:font-size-asian="12pt" style:font-size-complex="12pt"/>
    </style:style>
    <style:style style:name="P19" style:family="paragraph" style:parent-style-name="Table_20_Contents">
      <style:text-properties style:font-name="Arial1" fo:font-size="12pt" officeooo:rsid="008d4cb0" officeooo:paragraph-rsid="00136dd1" style:font-size-asian="12pt" style:font-size-complex="12pt"/>
    </style:style>
    <style:style style:name="P20" style:family="paragraph" style:parent-style-name="Table_20_Contents">
      <style:text-properties style:font-name="Arial1" fo:font-size="12pt" officeooo:rsid="008e8e0b" officeooo:paragraph-rsid="00136dd1" style:font-size-asian="12pt" style:font-size-complex="12pt"/>
    </style:style>
    <style:style style:name="P21" style:family="paragraph" style:parent-style-name="Table_20_Contents">
      <style:text-properties style:font-name="Arial1" officeooo:rsid="008e8e0b" officeooo:paragraph-rsid="00136dd1"/>
    </style:style>
    <style:style style:name="P22" style:family="paragraph" style:parent-style-name="Text_20_body">
      <style:text-properties style:font-name="Arial1" fo:font-weight="normal" officeooo:rsid="0089f396" officeooo:paragraph-rsid="00136dd1" style:font-weight-asian="normal" style:font-weight-complex="normal"/>
    </style:style>
    <style:style style:name="P23" style:family="paragraph" style:parent-style-name="Text_20_body">
      <style:text-properties style:font-name="Arial1" fo:font-weight="normal" officeooo:rsid="001554e2" officeooo:paragraph-rsid="001554e2" style:font-weight-asian="normal" style:font-weight-complex="normal"/>
    </style:style>
    <style:style style:name="P24" style:family="paragraph" style:parent-style-name="Table_20_Contents">
      <style:text-properties style:font-name="Arial1" officeooo:paragraph-rsid="00136dd1"/>
    </style:style>
    <style:style style:name="P25" style:family="paragraph" style:parent-style-name="Standard">
      <style:paragraph-properties fo:text-align="justify" style:justify-single-word="false"/>
      <style:text-properties officeooo:paragraph-rsid="0007475a"/>
    </style:style>
    <style:style style:name="P26" style:family="paragraph" style:parent-style-name="Standard">
      <style:text-properties officeooo:paragraph-rsid="0007475a"/>
    </style:style>
    <style:style style:name="P27" style:family="paragraph" style:parent-style-name="Text_20_body">
      <style:text-properties style:use-window-font-color="true" loext:opacity="0%" style:font-name="Arial1" fo:font-weight="bold" officeooo:rsid="008bab12" officeooo:paragraph-rsid="00136dd1" style:font-weight-asian="bold" style:font-weight-complex="bold"/>
    </style:style>
    <style:style style:name="P28" style:family="paragraph" style:parent-style-name="Text_20_body">
      <style:text-properties style:use-window-font-color="true" loext:opacity="0%" style:font-name="Arial1" fo:font-weight="bold" officeooo:rsid="008c7cf6" officeooo:paragraph-rsid="00136dd1" style:font-weight-asian="bold" style:font-weight-complex="bold"/>
    </style:style>
    <style:style style:name="P29" style:family="paragraph" style:parent-style-name="Text_20_body">
      <style:text-properties style:use-window-font-color="true" loext:opacity="0%" style:font-name="Arial1" fo:font-weight="bold" officeooo:rsid="008f7045" officeooo:paragraph-rsid="000d0c43" style:font-weight-asian="bold" style:font-weight-complex="bold"/>
    </style:style>
    <style:style style:name="P30" style:family="paragraph" style:parent-style-name="Text_20_body">
      <style:text-properties style:use-window-font-color="true" loext:opacity="0%" style:font-name="Arial1" fo:font-weight="bold" officeooo:rsid="008f7045" officeooo:paragraph-rsid="00136dd1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use-window-font-color="true" loext:opacity="0%" style:font-name="Arial1" fo:font-weight="bold" officeooo:rsid="00908ff5" officeooo:paragraph-rsid="0008dd97" style:font-weight-asian="bold" style:font-weight-complex="bold"/>
    </style:style>
    <style:style style:name="P32" style:family="paragraph" style:parent-style-name="Text_20_body">
      <style:text-properties style:use-window-font-color="true" loext:opacity="0%" style:font-name="Arial1" fo:font-weight="bold" officeooo:rsid="000e8a14" officeooo:paragraph-rsid="00136dd1" style:font-weight-asian="bold" style:font-weight-complex="bold"/>
    </style:style>
    <style:style style:name="P33" style:family="paragraph" style:parent-style-name="Text_20_body">
      <style:text-properties style:use-window-font-color="true" loext:opacity="0%" style:font-name="Arial1" fo:font-weight="normal" officeooo:rsid="008bab12" officeooo:paragraph-rsid="00136dd1" style:font-weight-asian="normal" style:font-weight-complex="normal"/>
    </style:style>
    <style:style style:name="P34" style:family="paragraph" style:parent-style-name="Text_20_body">
      <style:text-properties style:use-window-font-color="true" loext:opacity="0%" style:font-name="Arial1" fo:font-weight="normal" officeooo:rsid="008f7045" officeooo:paragraph-rsid="00136dd1" style:font-weight-asian="normal" style:font-weight-complex="normal"/>
    </style:style>
    <style:style style:name="P35" style:family="paragraph" style:parent-style-name="Text_20_body">
      <style:text-properties style:use-window-font-color="true" loext:opacity="0%" style:font-name="Arial1" style:text-underline-style="solid" style:text-underline-width="auto" style:text-underline-color="font-color" fo:font-weight="bold" officeooo:rsid="008f7045" officeooo:paragraph-rsid="00136dd1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use-window-font-color="true" loext:opacity="0%" style:font-name="Arial1" fo:font-style="normal" style:text-underline-style="none" fo:font-weight="normal" officeooo:rsid="00cdb477" officeooo:paragraph-rsid="0008dd97" fo:background-color="transparent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use-window-font-color="true" loext:opacity="0%" style:font-name="Arial1" fo:font-style="normal" style:text-underline-style="none" fo:font-weight="normal" officeooo:rsid="000ffb89" officeooo:paragraph-rsid="000ffb89" fo:background-color="transparent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use-window-font-color="true" loext:opacity="0%" style:font-name="Arial1" fo:font-style="normal" style:text-underline-style="none" fo:font-weight="normal" officeooo:rsid="00118213" officeooo:paragraph-rsid="00118213" fo:background-color="transparent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use-window-font-color="true" loext:opacity="0%" style:font-name="Arial1" fo:font-style="normal" style:text-underline-style="none" fo:font-weight="normal" officeooo:rsid="008f7045" officeooo:paragraph-rsid="00136dd1" fo:background-color="transparent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color="#ff4000" loext:opacity="100%" style:font-name="Arial1" fo:font-weight="bold" officeooo:rsid="008bab12" officeooo:paragraph-rsid="00136dd1" style:font-weight-asian="bold" style:font-weight-complex="bold"/>
    </style:style>
    <style:style style:name="P41" style:family="paragraph" style:parent-style-name="Standard">
      <style:text-properties fo:color="#b2b2b2" loext:opacity="100%" style:font-name="Arial1" fo:font-style="normal" fo:font-weight="bold" officeooo:rsid="006346f5" officeooo:paragraph-rsid="0007475a" style:font-style-asian="normal" style:font-weight-asian="bold" style:font-style-complex="normal" style:font-weight-complex="bold"/>
    </style:style>
    <style:style style:name="P42" style:family="paragraph" style:parent-style-name="Text_20_body" style:list-style-name="L1">
      <style:paragraph-properties fo:text-align="justify" style:justify-single-word="false"/>
      <style:text-properties style:use-window-font-color="true" loext:opacity="0%" style:font-name="Arial1" fo:font-weight="normal" officeooo:rsid="00908ff5" officeooo:paragraph-rsid="0008dd97" style:font-weight-asian="normal" style:font-weight-complex="normal"/>
    </style:style>
    <style:style style:name="P43" style:family="paragraph" style:parent-style-name="Text_20_body" style:list-style-name="L2">
      <style:text-properties style:font-name="Arial1" fo:font-weight="normal" officeooo:rsid="0088df82" officeooo:paragraph-rsid="00136dd1" style:font-weight-asian="normal" style:font-weight-complex="normal"/>
    </style:style>
    <style:style style:name="P44" style:family="paragraph" style:parent-style-name="Text_20_body" style:list-style-name="L2">
      <style:text-properties style:font-name="Arial1" fo:font-weight="normal" officeooo:rsid="0089f396" officeooo:paragraph-rsid="00136dd1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officeooo:rsid="006346f5"/>
    </style:style>
    <style:style style:name="T3" style:family="text">
      <style:text-properties style:font-name="Arial1" officeooo:rsid="006318be"/>
    </style:style>
    <style:style style:name="T4" style:family="text">
      <style:text-properties style:font-name="Arial1" fo:font-style="italic" fo:font-weight="bold" officeooo:rsid="006318be" style:font-style-asian="italic" style:font-weight-asian="bold" style:font-style-complex="italic" style:font-weight-complex="bold"/>
    </style:style>
    <style:style style:name="T5" style:family="text">
      <style:text-properties style:font-name="Arial1" fo:font-style="italic" officeooo:rsid="00170c32" style:font-style-asian="italic" style:font-style-complex="italic"/>
    </style:style>
    <style:style style:name="T6" style:family="text">
      <style:text-properties style:font-name="Arial1" officeooo:rsid="000eafe3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officeooo:rsid="00170c3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c7cf6" style:font-weight-asian="bold" style:font-weight-complex="bold"/>
    </style:style>
    <style:style style:name="T11" style:family="text">
      <style:text-properties fo:font-weight="bold" officeooo:rsid="008a3ddd" style:font-weight-asian="bold" style:font-weight-complex="bold"/>
    </style:style>
    <style:style style:name="T12" style:family="text">
      <style:text-properties fo:font-weight="bold" officeooo:rsid="008bab12" style:font-weight-asian="bold" style:font-weight-complex="bold"/>
    </style:style>
    <style:style style:name="T13" style:family="text">
      <style:text-properties fo:font-weight="bold" officeooo:rsid="00136dd1" style:font-weight-asian="bold" style:font-weight-complex="bold"/>
    </style:style>
    <style:style style:name="T14" style:family="text">
      <style:text-properties officeooo:rsid="009085f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8e8e0b" style:font-weight-asian="normal" style:font-weight-complex="normal"/>
    </style:style>
    <style:style style:name="T17" style:family="text">
      <style:text-properties officeooo:rsid="008a3ddd"/>
    </style:style>
    <style:style style:name="T18" style:family="text">
      <style:text-properties officeooo:rsid="008bab12"/>
    </style:style>
    <style:style style:name="T19" style:family="text">
      <style:text-properties fo:color="#ff4000" loext:opacity="100%" fo:font-weight="normal" style:font-weight-asian="normal" style:font-weight-complex="normal"/>
    </style:style>
    <style:style style:name="T20" style:family="text">
      <style:text-properties fo:color="#81d41a" loext:opacity="100%" fo:font-weight="normal" style:font-weight-asian="normal" style:font-weight-complex="normal"/>
    </style:style>
    <style:style style:name="T21" style:family="text">
      <style:text-properties officeooo:rsid="008e8e0b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officeooo:rsid="008f7045" style:font-size-asian="8pt" style:font-size-complex="8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8c7cf6" style:font-size-asian="12pt" style:font-weight-asian="normal" style:font-size-complex="12pt" style:font-weight-complex="normal"/>
    </style:style>
    <style:style style:name="T26" style:family="text">
      <style:text-properties fo:font-size="10pt" fo:font-weight="bold" officeooo:rsid="009085f6" fo:background-color="#ffff00" loext:char-shading-value="0" style:font-size-asian="10pt" style:font-weight-asian="bold" style:font-size-complex="10pt" style:font-weight-complex="bold"/>
    </style:style>
    <style:style style:name="T27" style:family="text">
      <style:text-properties officeooo:rsid="000b3cc6"/>
    </style:style>
    <style:style style:name="T28" style:family="text">
      <style:text-properties officeooo:rsid="00108531"/>
    </style:style>
    <style:style style:name="T29" style:family="text">
      <style:text-properties officeooo:rsid="00118f58"/>
    </style:style>
    <style:style style:name="T30" style:family="text">
      <style:text-properties officeooo:rsid="00136dd1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170c32" style:font-style-asian="italic" style:font-style-complex="italic"/>
    </style:style>
    <style:style style:name="T33" style:family="text">
      <style:text-properties fo:font-style="italic" officeooo:rsid="001892a0" style:font-style-asian="italic" style:font-style-complex="italic"/>
    </style:style>
    <style:style style:name="T34" style:family="text">
      <style:text-properties officeooo:rsid="001892a0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Ejercicio 1.</text:span><text:span text:style-name="T1"> </text:span><text:span text:style-name="T2">Ponte el esquema del modelo OSI delante, repasa que hacía cada una de sus capas y trata de completar el siguiente texto con la capa correspondiente.</text:span></text:p>
      <text:p text:style-name="P4"/>
      <text:p text:style-name="P26"><text:span text:style-name="T3">Un usuario está intentando acceder a una página“</text:span><text:span text:style-name="T4">https://www.lawebdemiempresa.com</text:span><text:span text:style-name="T3">” alojada en un servidor. </text:span></text:p>
      <text:p text:style-name="P5"/>
      <text:p text:style-name="P25"><text:span text:style-name="T3">E</text:span><text:span text:style-name="T6">l protocolo de la capa de <text:s/></text:span><text:span text:style-name="T5">Aplicación</text:span><text:span text:style-name="T6"><text:tab/>usado en este caso es HTTP. Cuando abrimos el navegador y escribimos la url, HTTP se encarga de solicitar el archivo index de nuestra web a través de una petición o comando (paquete request) (asumiremos que la sesión TCP/IP ya ha sido iniciada). </text:span></text:p>
      <text:p text:style-name="P7"/>
      <text:p text:style-name="P6">Una vez generada la petición, el paquete request tiene que llegar a su destino. Aquí vamos a omitir las capas de <text:span text:style-name="T32">Presentación</text:span> y <text:span text:style-name="T32">Sesión</text:span> por lo que el paquete baja por las capas del modelo OSI hasta llegar a la capa de <text:span text:style-name="T32">Transporte</text:span> en la cual se crea una cabecera TCP que se añade a la PDU. TCP es el protocolo de transporte que garantiza que los datos sean entregados en su destino sin errores y en el mismo orden en que se transmitieron, por lo que la cabecera TCP es una secuencia de números y otros datos destinados a cumplir con este propósito. </text:p>
      <text:p text:style-name="P6"/>
      <text:p text:style-name="P6">HTTP va encapsulado en TCP, encontraréis que en inglés dicen «rides on» o «sits on» debido al diseño top-down del modelo OSI. También se le suele llamar al protocolo TCP el «worker», y al protocolo IP el «workhorse» haciendo símil con el jinete y el caballo de batalla. TCP a su vez va encapsulado en IP, por lo que TCP «rides on» IP.</text:p>
      <text:p text:style-name="P7"/>
      <text:p text:style-name="P6">Una vez hecho su trabajo TCP, bajamos a la capa de <text:span text:style-name="T32">Red</text:span> en la que IP se encarga de crear su cabecera la cual contiene información sobre la dirección lógica de envío y la añade al PDU. Una vez hecho esto envía el paquete a la capa de <text:span text:style-name="T32">Enlace</text:span> en la cual se crea una cabecera Ethernet, conteniendo ésta información sobre la dirección Ethernet física. Aquí ya tenemos el paquete completo y sólo queda enviarlo por el medio físico donde se transmite por medio de ceros y unos. </text:p>
      <text:p text:style-name="P7"/>
      <text:p text:style-name="P3">El paquete viajará por el cable de red llegando a nuestro servidor web, donde comenzará a leerlo e irá ascendiendo por las distintas capas. Primero leerá la cabecera de <text:span text:style-name="T33">Enlace </text:span><text:span text:style-name="T31">–</text:span> Ethernet, en la que la tarjeta de red comprueba a través de su dirección física que el paquete ha llegado a su destino correcto. Una vez procesada esta información, la cabecera Ethernet es desechada y se procesa la cabecera IP. Aquí se comprueba que el paquete se ha recibido correctamente y que no ha sido fragmentado, una vez comprobado esto se desecha su cabecera y procede a leer la cabecera TCP. En esta cabecera se comprueba que el paquete ha llegado en la secuencia correcta, y una vez comprobado se desecha también para dejar sólo los datos de la capa de <text:span text:style-name="T33">Aplicación</text:span> (nuestra petición), los cuales se envían directamente al servidor web que almacena nuestra web. En respuesta a esta petición del cliente, el servidor debería enviar un paquete TCP ACK (acknowledge – acuse de recibo) para que el cliente sepa que su petición ha sido recibida, seguido del archivo index. </text:p>
      <text:p text:style-name="P41"/>
      <text:p text:style-name="P41"/>
      <text:p text:style-name="P41"/>
      <text:p text:style-name="P41"/>
      <text:p text:style-name="P41"/>
      <text:p text:style-name="P29"><text:s text:c="4"/></text:p>
      <text:p text:style-name="P31"><text:soft-page-break/>Ejercicio <text:span text:style-name="T30">2</text:span>: <text:span text:style-name="T15">Dada la máquina con IP 18.120.16.250 y máscara de red 255.0.0.0, calcula:</text:span></text:p>
      <text:list xml:id="list1078041456" text:style-name="L1">
        <text:list-item>
          <text:p text:style-name="P42">Clase de red a la que pertenece.</text:p>
        </text:list-item>
        <text:list-item>
          <text:p text:style-name="P42">Dirección de subred.</text:p>
        </text:list-item>
        <text:list-item>
          <text:p text:style-name="P42">Dirección de broadcast de la subred.</text:p>
        </text:list-item>
      </text:list>
      <text:p text:style-name="P36"/>
      <text:p text:style-name="P37"><text:span text:style-name="T9">Ejercicio </text:span><text:span text:style-name="T13">3</text:span><text:span text:style-name="T9">: </text:span>Transforma a notación CIDR (notación abreviada) las siguientes direcciones y máscaras </text:p>
      <text:p text:style-name="P37">1. <text:span text:style-name="T28">tipo c </text:span>192.168.1.1-255.255.255.0 sería 192.168.1.1/24</text:p>
      <text:p text:style-name="P37">2. <text:s/><text:span text:style-name="T28">tipo c </text:span>192.168.2.10-255.255.248.0 </text:p>
      <text:p text:style-name="P37">3. <text:s/><text:span text:style-name="T28">tipo a </text:span>10.0.0.2-255.240.0.0 </text:p>
      <text:p text:style-name="P37">4. <text:span text:style-name="T28">tipo a </text:span>10.3.10.8-255.255.224.0 </text:p>
      <text:p text:style-name="P37">5. <text:s/><text:span text:style-name="T28">tipo a </text:span>8.3.7.3-255.192.0.0 </text:p>
      <text:p text:style-name="P37">6. <text:s/><text:span text:style-name="T28">tipo b </text:span>172.16.3.4-255.255.128.0 </text:p>
      <text:p text:style-name="P37">7. <text:s/><text:span text:style-name="T28">tipo a</text:span>25.4.0.3-255.252.0.0 </text:p>
      <text:p text:style-name="P37">8. <text:s/><text:span text:style-name="T28">tipo b </text:span>180.30.4.6-255.255.255.248 </text:p>
      <text:p text:style-name="P37">9. <text:span text:style-name="T28">tipo b </text:span>140.25.8.3-128.0.0.0 </text:p>
      <text:p text:style-name="P37">10. <text:span text:style-name="T28">tipo c </text:span><text:s/>220.5.3.2-255.255.255.252 </text:p>
      <text:p text:style-name="P37"/>
      <text:p text:style-name="P38"><text:span text:style-name="T9">Ejercicio </text:span><text:span text:style-name="T13">4</text:span>: Indica la dirección de red y máscara (en notación CIDR) a las que per-</text:p>
      <text:p text:style-name="P38">tenecen las siguientes direcciones</text:p>
      <text:p text:style-name="P38">1. 192.168.1.1-255.255.255.0</text:p>
      <text:p text:style-name="P38">2. 192.168.2.10-255.255.248.0</text:p>
      <text:p text:style-name="P38">3. 10.0.0.2-255.240.0.0</text:p>
      <text:p text:style-name="P38">4. 10.3.10.8-255.255.224.0</text:p>
      <text:p text:style-name="P38"/>
      <text:p text:style-name="P15"><text:span text:style-name="T14">Ejercicio </text:span><text:span text:style-name="T30">5</text:span>: <text:span text:style-name="T27">Actividad Guiada de Subneting. </text:span><text:span text:style-name="T15">Si tenemos la red tipo C 194.168.100.0:</text:span></text:p>
      <text:list xml:id="list4274560899" text:style-name="L2">
        <text:list-item>
          <text:p text:style-name="P43">¿Qué máscara hay que aplicarle para dividirla en 16 subredes?</text:p>
        </text:list-item>
        <text:list-item>
          <text:p text:style-name="P43">¿Cuántos nodos podrán contener cada una de esas 16 subredes?</text:p>
        </text:list-item>
        <text:list-item>
          <text:p text:style-name="P43">¿Cuáles serian los nombres de las subredes?</text:p>
        </text:list-item>
        <text:list-item>
          <text:p text:style-name="P43">¿Cuál sería la dirección IP del nodo con identificador 4 de cada una de estas subredes?</text:p>
        </text:list-item>
        <text:list-item>
          <text:p text:style-name="P44"><text:soft-page-break/>¿ A qué subred pertenece el nodo cuya dirección IP es la 194.168.100.107?</text:p>
        </text:list-item>
      </text:list>
      <text:p text:style-name="P22"/>
      <text:p text:style-name="P22"/>
      <text:p text:style-name="P23">A continuación tienes la solución: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Solución:</text:p>
      <text:p text:style-name="P22"><text:span text:style-name="T10">A</text:span><text:span text:style-name="T11">partado a</text:span><text:span text:style-name="T17">: Sabemos que las redes tipo C utilizan los tres bytes más significativos para la dirección de la red y el menor para el identificador del nodo. Para dividir una red en subredes se toman los bits más significativos del identificador del nodo. Como queremos formar 16 subredes </text:span><text:span text:style-name="T18">tendremos que tomar 4 bits (</text:span><text:span text:style-name="T12">4 elevado a 2</text:span><text:span text:style-name="T18">) del identificador del nodo, concretamente los 4 bits más significativos (más a la izquierda). Por eso la máscara de red la mostramos de la siguiente manera:</text:span></text:p>
      <text:p text:style-name="P13"><text:span text:style-name="T19">11111111.11111111.11111111</text:span><text:span text:style-name="T15">.</text:span><text:span text:style-name="T20">11110000</text:span></text:p>
      <text:p text:style-name="P40"><text:span text:style-name="T15">identificador de red <text:s text:c="2"/></text:span><text:span text:style-name="T20">Identificador de nodo</text:span></text:p>
      <text:p text:style-name="P27"><text:span text:style-name="T15">En decimal </text:span>255.255.255.240 </text:p>
      <text:p text:style-name="P27"/>
      <text:p text:style-name="P28">Apartado b: <text:span text:style-name="T15">Si miramos la máscara de red que hemos obtenido vemos que nos quedan 4 bits para identificar los nodos. (los 4 a 0). Por lo tanto serían 16 hosts. Pero también sabemos que los 4 a uno son la dirección de broadcast y los 4 a 0 son el identificador de la subred. Por lo tanto debemos quitar estas dos y tenemos 14 nodos para cada una de ellas. </text:span></text:p>
      <text:p text:style-name="P28">Apartado c<text:span text:style-name="T15">: Los nombres de las subredes se obtienen dando a los 4 bits que hemos tomado para formar el identificador de subred todos los posibles valores, dejando los bits de identificador de nodo a cero. Estas 16 subredes serían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2" office:value-type="string">
            <text:p text:style-name="P16">Subred</text:p>
          </table:table-cell>
          <table:covered-table-cell/>
          <table:table-cell table:style-name="Tabla1.A1" office:value-type="string">
            <text:p text:style-name="P24"/>
          </table:table-cell>
          <table:table-cell table:style-name="Tabla1.A1" table:number-columns-spanned="2" office:value-type="string">
            <text:p text:style-name="P17">Subredes</text:p>
          </table:table-cell>
          <table:covered-table-cell/>
        </table:table-row>
        <table:table-row>
          <table:table-cell table:style-name="Tabla1.A1" table:number-rows-spanned="16" office:value-type="string">
            <text:p text:style-name="P18">11000010.10101000.01100100</text:p>
          </table:table-cell>
          <table:table-cell table:style-name="Tabla1.A1" office:value-type="string">
            <text:p text:style-name="P18">0000</text:p>
          </table:table-cell>
          <table:table-cell table:style-name="Tabla1.A1" table:number-rows-spanned="16" office:value-type="string">
            <text:p text:style-name="P19">0000</text:p>
          </table:table-cell>
          <table:table-cell table:style-name="Tabla1.A1" table:number-rows-spanned="16" office:value-type="string">
            <text:p text:style-name="P19">194.168.100.</text:p>
          </table:table-cell>
          <table:table-cell table:style-name="Tabla1.A1" office:value-type="string">
            <text:p text:style-name="P19">0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000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16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001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32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001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48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010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64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010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80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011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96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011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112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100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128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100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144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101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160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101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176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110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192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110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208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1110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224</text:p>
          </table:table-cell>
        </table:table-row>
        <table:table-row>
          <table:covered-table-cell table:style-name="Tabla1.A1"/>
          <table:table-cell table:style-name="Tabla1.A1" office:value-type="string">
            <text:p text:style-name="P18">1111</text:p>
          </table:table-cell>
          <table:covered-table-cell table:style-name="Tabla1.A1"/>
          <table:covered-table-cell table:style-name="Tabla1.A1"/>
          <table:table-cell table:style-name="Tabla1.A1" office:value-type="string">
            <text:p text:style-name="P19">240</text:p>
          </table:table-cell>
        </table:table-row>
      </table:table>
      <text:p text:style-name="P10"/>
      <text:p text:style-name="P14"/>
      <text:p text:style-name="P14"/>
      <text:p text:style-name="P14"/>
      <text:p text:style-name="P14"/>
      <text:p text:style-name="P14">Apartado d: <text:span text:style-name="T15">Para obtener la dirección IP del nodo con identificador 4 de cada una de estas subredes vamos a dar el valor 4 (0100 en binario) a los 4 bits que corresponden al nodo </text:span><text:span text:style-name="T16">en cada una de las subredes Por tanto las direcciones IP serían: </text:span>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table:number-columns-spanned="2" office:value-type="string">
            <text:p text:style-name="P16">Subred</text:p>
          </table:table-cell>
          <table:covered-table-cell/>
          <table:table-cell table:style-name="Tabla2.A1" office:value-type="string">
            <text:p text:style-name="P24"/>
          </table:table-cell>
          <table:table-cell table:style-name="Tabla2.A1" table:number-columns-spanned="2" office:value-type="string">
            <text:p text:style-name="P21">IP del nodo 4</text:p>
          </table:table-cell>
          <table:covered-table-cell/>
        </table:table-row>
        <table:table-row>
          <table:table-cell table:style-name="Tabla2.A1" table:number-rows-spanned="16" office:value-type="string">
            <text:p text:style-name="P18">11000010.10101000.01100100</text:p>
          </table:table-cell>
          <table:table-cell table:style-name="Tabla2.A1" office:value-type="string">
            <text:p text:style-name="P18">0000</text:p>
          </table:table-cell>
          <table:table-cell table:style-name="Tabla2.A1" table:number-rows-spanned="16" office:value-type="string">
            <text:p text:style-name="P20">0100</text:p>
          </table:table-cell>
          <table:table-cell table:style-name="Tabla2.A1" table:number-rows-spanned="16" office:value-type="string">
            <text:p text:style-name="P19">194.168.100.</text:p>
          </table:table-cell>
          <table:table-cell table:style-name="Tabla2.A1" office:value-type="string">
            <text:p text:style-name="P20">4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000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20">20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001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20">36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001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20">52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010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6<text:span text:style-name="T21">8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010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8<text:span text:style-name="T21">4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011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20">100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011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11<text:span text:style-name="T21">6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100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1<text:span text:style-name="T21">32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100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14<text:span text:style-name="T21">8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101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16<text:span text:style-name="T21">4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101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1<text:span text:style-name="T21">80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110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19<text:span text:style-name="T21">6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110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2<text:span text:style-name="T21">12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1110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22<text:span text:style-name="T21">8</text:span></text:p>
          </table:table-cell>
        </table:table-row>
        <table:table-row>
          <table:covered-table-cell table:style-name="Tabla2.A1"/>
          <table:table-cell table:style-name="Tabla2.A1" office:value-type="string">
            <text:p text:style-name="P18">1111</text:p>
          </table:table-cell>
          <table:covered-table-cell table:style-name="Tabla2.A1"/>
          <table:covered-table-cell table:style-name="Tabla2.A1"/>
          <table:table-cell table:style-name="Tabla2.A1" office:value-type="string">
            <text:p text:style-name="P19">24<text:span text:style-name="T21">4</text:span></text:p>
          </table:table-cell>
        </table:table-row>
      </table:table>
      <text:p text:style-name="P9"/>
      <text:p text:style-name="P9"/>
      <text:p text:style-name="P11">Apartado e: <text:span text:style-name="T15">Para saber a qué subred pertenece el nodo cuya dirección IP es la 194.168.100.107 le aplicamos la máscara de red obtenida en el apartado a por medio de la operación lógica </text:span>AND. </text:p>
      <text:p text:style-name="P12"/>
      <text:p text:style-name="P33"/>
      <text:p text:style-name="P27"><text:span text:style-name="T15">1 1 1 1 1 1 1 1.1 1 1 1 1 1 1 1.1 1 1 1 1 1 1 1.1 1 1 1 0 0 0 0 </text:span><text:span text:style-name="T23">Máscara de red </text:span><text:span text:style-name="T22">255.255.255.240 <text:s/></text:span></text:p>
      <text:p text:style-name="P30"><text:soft-page-break/>AND</text:p>
      <text:p text:style-name="P35"><text:span text:style-name="T25">1 1 0 0 0 0 1 0.1 0 1 0 1 0 0 0.0 1 1 0 0 1 0 0.</text:span><text:span text:style-name="T24">0 1 1 0 1 0 1 1 </text:span><text:span text:style-name="T22">Dirección IP <text:s text:c="2"/>194.168.100.107 </text:span></text:p>
      <text:p text:style-name="P34">1 1 0 0 0 0 1 0.1 0 1 0 1 0 0 0.0 1 1 0 0 1 0 0.0 1 1 0 0 0 0 0 <text:span text:style-name="T26">Subred 194.168.100.96</text:span></text:p>
      <text:p text:style-name="P30"><text:s/></text:p>
      <text:p text:style-name="P30"/>
      <text:p text:style-name="P32">Ahora intenta resolver tú el siguiente ejercicio:</text:p>
      <text:p text:style-name="P32"/>
      <text:p text:style-name="P39">Una organización ha conseguido un rango de direcciones IP válido de clase C: 200.54.2.x. Se quiere particionar <text:s/>en <text:span text:style-name="T29">4</text:span> subredes de más de 30 equipos cada una. Indicar cuál sería el particionamiento correcto y proponer para cada subred, rango de direcciones, máscara de subred, indicar dirección de subred y de broadcast de cada una y el nº de equipos que cada subred puede alberg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475a" officeooo:paragraph-rsid="000747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07: Sistemas Informáticos en Red<text:tab/><text:tab/>SIF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8:59:17.382000000</meta:creation-date>
    <dc:date>2023-02-07T18:24:12.631277241</dc:date>
    <meta:editing-duration>PT1H36M24S</meta:editing-duration>
    <meta:editing-cycles>10</meta:editing-cycles>
    <meta:generator>LibreOffice/7.3.7.2$Linux_X86_64 LibreOffice_project/30$Build-2</meta:generator>
    <meta:document-statistic meta:table-count="2" meta:image-count="0" meta:object-count="0" meta:page-count="5" meta:paragraph-count="127" meta:word-count="1257" meta:character-count="6970" meta:non-whitespace-character-count="5802"/>
  </office:meta>
</office:document-meta>
</file>